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officeooo:rsid="001adec5" officeooo:paragraph-rsid="001adec5" style:font-size-asian="12pt" style:font-size-complex="12pt"/>
    </style:style>
    <style:style style:name="P2" style:family="paragraph" style:parent-style-name="Standard">
      <style:paragraph-properties fo:line-height="115%" fo:text-align="center" style:justify-single-word="false"/>
      <style:text-properties fo:color="#000000" style:font-name="Liberation Serif" fo:font-size="18pt" fo:font-weight="bold" officeooo:rsid="001adec5" officeooo:paragraph-rsid="001adec5" style:font-size-asian="18pt" style:font-weight-asian="bold" style:font-size-complex="18pt" style:font-weight-complex="bold"/>
    </style:style>
    <style:style style:name="P3" style:family="paragraph" style:parent-style-name="Standard" style:list-style-name="L1">
      <style:paragraph-properties fo:line-height="115%" fo:text-align="justify" style:justify-single-word="false"/>
      <style:text-properties fo:color="#000000" style:font-name="Liberation Serif" fo:font-size="12pt" officeooo:rsid="001adec5" officeooo:paragraph-rsid="001adec5" style:font-size-asian="12pt" style:font-size-complex="12pt"/>
    </style:style>
    <style:style style:name="P4" style:family="paragraph" style:parent-style-name="Standard" style:list-style-name="L3">
      <style:paragraph-properties fo:line-height="115%" fo:text-align="justify" style:justify-single-word="false"/>
      <style:text-properties fo:color="#000000" style:font-name="Liberation Serif" fo:font-size="12pt" officeooo:rsid="001adec5" officeooo:paragraph-rsid="001adec5" style:font-size-asian="12pt" style:font-size-complex="12pt"/>
    </style:style>
    <style:style style:name="P5" style:family="paragraph" style:parent-style-name="Standard" style:list-style-name="L4">
      <style:paragraph-properties fo:line-height="115%" fo:text-align="justify" style:justify-single-word="false"/>
      <style:text-properties fo:color="#000000" style:font-name="Liberation Serif" fo:font-size="12pt" officeooo:rsid="001adec5" officeooo:paragraph-rsid="001adec5" style:font-size-asian="12pt" style:font-size-complex="12pt"/>
    </style:style>
    <style:style style:name="P6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officeooo:rsid="001adec5" officeooo:paragraph-rsid="001adec5" style:font-size-asian="12pt" style:font-size-complex="12pt"/>
    </style:style>
    <style:style style:name="P7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officeooo:rsid="0023bf5d" officeooo:paragraph-rsid="0023bf5d" style:font-size-asian="12pt" style:font-size-complex="12pt"/>
    </style:style>
    <style:style style:name="P8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officeooo:rsid="002d986c" officeooo:paragraph-rsid="002d986c" style:font-size-asian="12pt" style:font-size-complex="12pt"/>
    </style:style>
    <style:style style:name="P9" style:family="paragraph" style:parent-style-name="Standard" style:list-style-name="L4">
      <style:paragraph-properties fo:line-height="115%" fo:text-align="justify" style:justify-single-word="false"/>
      <style:text-properties fo:color="#000000" style:font-name="Liberation Serif" fo:font-size="12pt" officeooo:rsid="002d986c" officeooo:paragraph-rsid="002d986c" style:font-size-asian="12pt" style:font-size-complex="12pt"/>
    </style:style>
    <style:style style:name="P10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officeooo:rsid="001f8553" officeooo:paragraph-rsid="002d986c" style:font-size-asian="12pt" style:font-size-complex="12pt"/>
    </style:style>
    <style:style style:name="P11" style:family="paragraph" style:parent-style-name="Standard" style:list-style-name="L6">
      <style:paragraph-properties fo:line-height="115%" fo:text-align="justify" style:justify-single-word="false"/>
      <style:text-properties fo:color="#000000" style:font-name="Liberation Serif" fo:font-size="12pt" fo:font-weight="normal" officeooo:rsid="001f8553" officeooo:paragraph-rsid="001f855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center" style:justify-single-word="false"/>
      <style:text-properties fo:color="#000000" style:font-name="Liberation Serif" fo:font-size="18pt" fo:font-weight="bold" officeooo:rsid="001e90e8" officeooo:paragraph-rsid="001e90e8" style:font-size-asian="18pt" style:font-weight-asian="bold" style:font-size-complex="18pt" style:font-weight-complex="bold"/>
    </style:style>
    <style:style style:name="P13" style:family="paragraph" style:parent-style-name="Standard" style:list-style-name="L6">
      <style:paragraph-properties fo:line-height="115%" fo:text-align="justify" style:justify-single-word="false"/>
      <style:text-properties fo:color="#000000" style:font-name="Droid Sans Mono" fo:font-size="10.5pt" fo:font-weight="normal" officeooo:rsid="001f8553" officeooo:paragraph-rsid="001f8553" fo:background-color="transparent" style:font-size-asian="18pt" style:font-weight-asian="bold" style:font-size-complex="18pt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officeooo:rsid="001adec5" officeooo:paragraph-rsid="001adec5"/>
    </style:style>
    <style:style style:name="P15" style:family="paragraph" style:parent-style-name="Standard" style:list-style-name="L7">
      <style:paragraph-properties fo:line-height="115%" fo:text-align="justify" style:justify-single-word="false"/>
      <style:text-properties officeooo:rsid="002d986c" officeooo:paragraph-rsid="002d986c"/>
    </style:style>
    <style:style style:name="T1" style:family="text">
      <style:text-properties officeooo:rsid="001b0d1d"/>
    </style:style>
    <style:style style:name="T2" style:family="text">
      <style:text-properties fo:color="#000000" style:font-name="Liberation Serif" fo:font-size="12pt" style:font-size-asian="12pt" style:font-size-complex="12pt"/>
    </style:style>
    <style:style style:name="T3" style:family="text">
      <style:text-properties fo:color="#000000" style:font-name="Liberation Serif" fo:font-size="12pt" officeooo:rsid="002d986c" style:font-size-asian="12pt" style:font-size-complex="12pt"/>
    </style:style>
    <style:style style:name="T4" style:family="text">
      <style:text-properties officeooo:rsid="001f855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d986c" style:font-weight-asian="bold" style:font-weight-complex="bold"/>
    </style:style>
    <style:style style:name="T7" style:family="text">
      <style:text-properties officeooo:rsid="002d98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API Documentation</text:p>
      <text:p text:style-name="P1"/>
      <text:p text:style-name="P8">In this Assignment, I've created a feature that is mandatory. and added several features such as registration, login, profile, and list transactions.</text:p>
      <text:p text:style-name="P1"/>
      <text:p text:style-name="P14"><text:span text:style-name="T2">Base URL = </text:span><text:a xlink:type="simple" xlink:href="http://localhost:3000/" text:style-name="Internet_20_link" text:visited-style-name="Visited_20_Internet_20_Link">http://localhost:</text:a><text:a xlink:type="simple" xlink:href="http://localhost:3000/" text:style-name="Internet_20_link" text:visited-style-name="Visited_20_Internet_20_Link"><text:span text:style-name="T7">3000</text:span></text:a><text:a xlink:type="simple" xlink:href="http://localhost:3000/" text:style-name="Internet_20_link" text:visited-style-name="Visited_20_Internet_20_Link">/</text:a></text:p>
      <text:p text:style-name="P1"/>
      <text:p text:style-name="P1">Auth API</text:p>
      <text:list xml:id="list4294671287" text:style-name="L1">
        <text:list-item>
          <text:p text:style-name="P3">Get Token [GET]</text:p>
          <text:p text:style-name="P3">- Endpoint to generate access and refresh token, for security.</text:p>
        </text:list-item>
        <text:list-item>
          <text:p text:style-name="P3">Get Version [GET]</text:p>
          <text:p text:style-name="P3">- Endpoint to get the version of application <text:span text:style-name="T4">and the operating system (android/ios)</text:span>.</text:p>
        </text:list-item>
        <text:list-item>
          <text:p text:style-name="P3">Refresh Token [GET]</text:p>
          <text:p text:style-name="P3">-Endpoint to regenerate token, if token already expired. <text:span text:style-name="T4">Because access token will be expired every 24 hour</text:span></text:p>
        </text:list-item>
        <text:list-item>
          <text:p text:style-name="P3">Login [POST]</text:p>
          <text:p text:style-name="P3">- Login <text:span text:style-name="T4">using </text:span>phone number and <text:span text:style-name="T4">password that user registered earlier</text:span></text:p>
        </text:list-item>
        <text:list-item>
          <text:p text:style-name="P3">Register <text:span text:style-name="T1">[POST]</text:span></text:p>
          <text:p text:style-name="P3">- Register with phone number, email, <text:span text:style-name="T1">username, and password</text:span></text:p>
        </text:list-item>
        <text:list-item>
          <text:p text:style-name="P3">Logou<text:span text:style-name="T1">t [POST]</text:span></text:p>
          <text:p text:style-name="P3">- <text:span text:style-name="T1">Ending your session, and make access and refresh token expired</text:span></text:p>
        </text:list-item>
      </text:list>
      <text:p text:style-name="P7"/>
      <text:p text:style-name="P1">Profile API</text:p>
      <text:list xml:id="list2200974555" text:style-name="L3">
        <text:list-item>
          <text:p text:style-name="P4">Get Profile </text:p>
        </text:list-item>
        <text:list-item>
          <text:p text:style-name="P4">Edit Profile</text:p>
        </text:list-item>
      </text:list>
      <text:p text:style-name="P1"/>
      <text:p text:style-name="P8">Account</text:p>
      <text:list xml:id="list681290192" text:style-name="L4">
        <text:list-item>
          <text:p text:style-name="P9">Create Account</text:p>
        </text:list-item>
        <text:list-item>
          <text:p text:style-name="P9">Update Account</text:p>
        </text:list-item>
        <text:list-item>
          <text:p text:style-name="P5">Get <text:span text:style-name="T7">Account – </text:span><text:span text:style-name="T6">Required feature</text:span></text:p>
        </text:list-item>
        <text:list-item>
          <text:p text:style-name="P5">Get <text:span text:style-name="T7">All account</text:span></text:p>
        </text:list-item>
        <text:list-item>
          <text:p text:style-name="P5">Get <text:span text:style-name="T7">Paging Account</text:span></text:p>
        </text:list-item>
        <text:list-item>
          <text:p text:style-name="P9">Topup</text:p>
        </text:list-item>
        <text:list-item>
          <text:p text:style-name="P9">Transfer – <text:span text:style-name="T5">Required feature</text:span></text:p>
        </text:list-item>
      </text:list>
      <text:p text:style-name="P1"/>
      <text:p text:style-name="P8">Transaction</text:p>
      <text:list xml:id="list620790404" text:style-name="L7">
        <text:list-item>
          <text:p text:style-name="P15"><text:span text:style-name="T2">Get All Transaction</text:span></text:p>
        </text:list-item>
        <text:list-item>
          <text:p text:style-name="P15"><text:span text:style-name="T2">Get Paging Transaction</text:span></text:p>
        </text:list-item>
        <text:list-item>
          <text:p text:style-name="P15"><text:span text:style-name="T2">Get Transaction</text:span></text:p>
        </text:list-item>
      </text:list>
      <text:p text:style-name="P10"/>
      <text:p text:style-name="P12">Flow</text:p>
      <text:list xml:id="list3474787945" text:style-name="L6">
        <text:list-item>
          <text:p text:style-name="P11">If all the settings in the Readme.md file have been read and done, we can try the Assignment API in Postman</text:p>
        </text:list-item>
        <text:list-item>
          <text:p text:style-name="P11">get access and refresh the token from the endpoint and place it in the column provided in the "quick look environment" in postman</text:p>
        </text:list-item>
        <text:list-item>
          <text:p text:style-name="P11"><text:soft-page-break/>After that, fill in all available fields with available data, such as "<text:span text:style-name="T5">platform</text:span>" and "<text:span text:style-name="T5">app-version</text:span>" which can be obtained from the endpoint get version, and "<text:span text:style-name="T5">secret_key</text:span>" in the config.json file in the config folder</text:p>
        </text:list-item>
        <text:list-item>
          <text:p text:style-name="P11">Then try to register / login first to try another endpoint</text:p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1:51:47.004772424</meta:creation-date>
    <dc:date>2021-04-02T12:53:13.819174267</dc:date>
    <meta:editing-duration>PT36M11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263" meta:character-count="1540" meta:non-whitespace-character-count="1332"/>
  </office:meta>
</office:document-meta>
</file>